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24-12-18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23-12-06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22-12-0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21-12-22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20-12-1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19-12-11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18-12-13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18-01-11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16-12-12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15-12-08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14-12-0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14-01-14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1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0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0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0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0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0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0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200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9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9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9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9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9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8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8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8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8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8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7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7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7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7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7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01103</text:p>
          </table:table-cell>
          <table:table-cell office:value-type="string" calcext:value-type="string">
            <text:p>197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608" calcext:value-type="float">
            <text:p>51.7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